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enMP Scalability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#Proc * Threads</text:p>
          </table:table-cell>
          <table:table-cell table:style-name="Default" office:value-type="string" calcext:value-type="string">
            <text:p>ProbSize * #iter / SolveTim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2x1</text:p>
          </table:table-cell>
          <table:table-cell office:value-type="float" office:value="7184600" calcext:value-type="float">
            <text:p>7.18E+06</text:p>
          </table:table-cell>
          <table:table-cell office:value-type="float" office:value="14" calcext:value-type="float">
            <text:p>14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14120000" calcext:value-type="float">
            <text:p>1.41E+07</text:p>
          </table:table-cell>
          <table:table-cell office:value-type="float" office:value="15" calcext:value-type="float">
            <text:p>15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float" office:value="20479000" calcext:value-type="float">
            <text:p>2.05E+07</text:p>
          </table:table-cell>
          <table:table-cell office:value-type="float" office:value="15" calcext:value-type="float">
            <text:p>15</text:p>
          </table:table-cell>
          <table:table-cell office:value-type="float" office:value="48.001" calcext:value-type="float">
            <text:p>48.001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float" office:value="26220000" calcext:value-type="float">
            <text:p>2.62E+07</text:p>
          </table:table-cell>
          <table:table-cell office:value-type="float" office:value="15" calcext:value-type="float">
            <text:p>15</text:p>
          </table:table-cell>
          <table:table-cell office:value-type="float" office:value="37.4884" calcext:value-type="float">
            <text:p>37.4884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office:value-type="float" office:value="30781000" calcext:value-type="float">
            <text:p>3.08E+07</text:p>
          </table:table-cell>
          <table:table-cell office:value-type="float" office:value="15" calcext:value-type="float">
            <text:p>15</text:p>
          </table:table-cell>
          <table:table-cell office:value-type="float" office:value="31.9358" calcext:value-type="float">
            <text:p>31.9358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office:value-type="float" office:value="34289000" calcext:value-type="float">
            <text:p>3.43E+07</text:p>
          </table:table-cell>
          <table:table-cell office:value-type="float" office:value="15" calcext:value-type="float">
            <text:p>15</text:p>
          </table:table-cell>
          <table:table-cell office:value-type="float" office:value="28.6684" calcext:value-type="float">
            <text:p>28.6684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office:value-type="float" office:value="36341000" calcext:value-type="float">
            <text:p>3.63E+07</text:p>
          </table:table-cell>
          <table:table-cell office:value-type="float" office:value="15" calcext:value-type="float">
            <text:p>15</text:p>
          </table:table-cell>
          <table:table-cell office:value-type="float" office:value="27.0502" calcext:value-type="float">
            <text:p>27.0502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37124000" calcext:value-type="float">
            <text:p>3.71E+07</text:p>
          </table:table-cell>
          <table:table-cell office:value-type="float" office:value="16" calcext:value-type="float">
            <text:p>16</text:p>
          </table:table-cell>
          <table:table-cell office:value-type="float" office:value="28.2447" calcext:value-type="float">
            <text:p>28.2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55:05.199768404</meta:creation-date>
    <dc:date>2016-11-14T16:06:53.000202509</dc:date>
    <meta:editing-duration>PT1M27S</meta:editing-duration>
    <meta:editing-cycles>1</meta:editing-cycles>
    <meta:document-statistic meta:table-count="1" meta:cell-count="37" meta:object-count="0"/>
    <meta:generator>LibreOffice/5.1.4.2$Linux_X86_64 LibreOffice_project/10m0$Build-2</meta:generator>
  </office:meta>
</office:document-meta>
</file>